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200%" fo:text-indent="0cm" style:auto-text-indent="tru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go las partes y las canciones. Tengo los llantos de adultos, cuyos cuerpos cicatrizados se arremolinan en un rincón. Tengo la noche brillante, el pedestal desmoronado.</text:p>
      <text:p text:style-name="P1">Soy el avituallamiento y la indumentaria de un soldado. Soy el pretérito de la victoria. Soy un amanecer vestido de guantes blancos, sucios con tierra ro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22:24:26.82</meta:creation-date>
    <dc:date>2011-10-18T01:34:37.81</dc:date>
    <meta:editing-duration>PT6M48S</meta:editing-duration>
    <meta:editing-cycles>3</meta:editing-cycles>
    <meta:generator>LibreOffice/3.3$Win32 LibreOffice_project/330m19$Build-6</meta:generator>
    <meta:document-statistic meta:table-count="0" meta:image-count="0" meta:object-count="0" meta:page-count="1" meta:paragraph-count="2" meta:word-count="52" meta:character-count="326"/>
  </office:meta>
</office:document-meta>
</file>